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List1" table:style-name="ta1" table:print="false">
        <table:table-column table:style-name="co3" table:number-columns-repeated="16" table:default-cell-style-name="ce1"/>
        <table:table-column table:style-name="co2" table:number-columns-repeated="1008" table:default-cell-style-name="ce1"/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f [Hz]</text:p>
          </table:table-cell>
          <table:table-cell office:value-type="string">
            <text:p>omega</text:p>
          </table:table-cell>
          <table:table-cell office:value-type="string">
            <text:p>a_ref</text:p>
          </table:table-cell>
          <table:table-cell office:value-type="string">
            <text:p>U_ef</text:p>
          </table:table-cell>
          <table:table-cell office:value-type="string">
            <text:p>2A [dílku]</text:p>
          </table:table-cell>
          <table:table-cell office:value-type="string">
            <text:p>k_mikr</text:p>
          </table:table-cell>
          <table:table-cell office:value-type="string">
            <text:p>A [m]</text:p>
          </table:table-cell>
          <table:table-cell office:value-type="string">
            <text:p>a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formula="of:=(2*PI()*[.D9])^2" office:value-type="float" office:value="15791.367041743">
            <text:p>15791.367041743</text:p>
          </table:table-cell>
          <table:table-cell office:value-type="float" office:value="6.41">
            <text:p>6.41</text:p>
          </table:table-cell>
          <table:table-cell office:value-type="float" office:value="20">
            <text:p>20</text:p>
          </table:table-cell>
          <table:table-cell office:value-type="float" office:value="2.3">
            <text:p>2.3</text:p>
          </table:table-cell>
          <table:table-cell office:value-type="float" office:value="0.0555">
            <text:p>0.0555</text:p>
          </table:table-cell>
          <table:table-cell table:formula="of:=([.H9]/2)/1000" office:value-type="float" office:value="0.00115">
            <text:p>0.00115</text:p>
          </table:table-cell>
          <table:table-cell table:formula="of:=[.I9]*[.J9]*[.E9]" office:value-type="float" office:value="1.00788400143925">
            <text:p>1.0078840014</text:p>
          </table:table-cell>
          <table:table-cell table:formula="of:=[.G9]/[.F9]" office:value-type="float" office:value="3.1201248049922">
            <text:p>3.120124805</text:p>
          </table:table-cell>
          <table:table-cell table:formula="of:=(SQRT(2)*[.G9])/[.K9]" office:value-type="float" office:value="28.063022338952">
            <text:p>28.063022339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table:formula="of:=(2*PI()*[.D10])^2" office:value-type="float" office:value="24674.0110027234">
            <text:p>24674.0110027234</text:p>
          </table:table-cell>
          <table:table-cell office:value-type="float" office:value="9.25">
            <text:p>9.25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0555">
            <text:p>0.0555</text:p>
          </table:table-cell>
          <table:table-cell table:formula="of:=([.H10]/2)/1000" office:value-type="float" office:value="0.001">
            <text:p>0.001</text:p>
          </table:table-cell>
          <table:table-cell table:formula="of:=[.I10]*[.J10]*[.E10]" office:value-type="float" office:value="1.36940761065115">
            <text:p>1.3694076107</text:p>
          </table:table-cell>
          <table:table-cell table:formula="of:=[.G10]/[.F10]" office:value-type="float" office:value="3.35135135135135">
            <text:p>3.3513513514</text:p>
          </table:table-cell>
          <table:table-cell table:formula="of:=(SQRT(2)*[.G10])/[.K10]" office:value-type="float" office:value="32.0142958842765">
            <text:p>32.0142958843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table:formula="of:=(2*PI()*[.D11])^2" office:value-type="float" office:value="35530.5758439217">
            <text:p>35530.5758439217</text:p>
          </table:table-cell>
          <table:table-cell office:value-type="float" office:value="8.73">
            <text:p>8.73</text:p>
          </table:table-cell>
          <table:table-cell office:value-type="float" office:value="29.5">
            <text:p>29.5</text:p>
          </table:table-cell>
          <table:table-cell office:value-type="float" office:value="0.7">
            <text:p>0.7</text:p>
          </table:table-cell>
          <table:table-cell office:value-type="float" office:value="0.0555">
            <text:p>0.0555</text:p>
          </table:table-cell>
          <table:table-cell table:formula="of:=([.H11]/2)/1000" office:value-type="float" office:value="0.00035">
            <text:p>0.00035</text:p>
          </table:table-cell>
          <table:table-cell table:formula="of:=[.I11]*[.J11]*[.E11]" office:value-type="float" office:value="0.690181435768179">
            <text:p>0.6901814358</text:p>
          </table:table-cell>
          <table:table-cell table:formula="of:=[.G11]/[.F11]" office:value-type="float" office:value="3.37915234822451">
            <text:p>3.3791523482</text:p>
          </table:table-cell>
          <table:table-cell table:formula="of:=(SQRT(2)*[.G11])/[.K11]" office:value-type="float" office:value="60.4468592285046">
            <text:p>60.446859228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table:formula="of:=(2*PI()*[.D12])^2" office:value-type="float" office:value="48361.0615653379">
            <text:p>48361.0615653379</text:p>
          </table:table-cell>
          <table:table-cell office:value-type="float" office:value="9.25">
            <text:p>9.25</text:p>
          </table:table-cell>
          <table:table-cell office:value-type="float" office:value="32">
            <text:p>32</text:p>
          </table:table-cell>
          <table:table-cell office:value-type="float" office:value="1.1">
            <text:p>1.1</text:p>
          </table:table-cell>
          <table:table-cell office:value-type="float" office:value="0.0555">
            <text:p>0.0555</text:p>
          </table:table-cell>
          <table:table-cell table:formula="of:=([.H12]/2)/1000" office:value-type="float" office:value="0.00055">
            <text:p>0.00055</text:p>
          </table:table-cell>
          <table:table-cell table:formula="of:=[.I12]*[.J12]*[.E12]" office:value-type="float" office:value="1.47622140428194">
            <text:p>1.4762214043</text:p>
          </table:table-cell>
          <table:table-cell table:formula="of:=[.G12]/[.F12]" office:value-type="float" office:value="3.45945945945946">
            <text:p>3.4594594595</text:p>
          </table:table-cell>
          <table:table-cell table:formula="of:=(SQRT(2)*[.G12])/[.K12]" office:value-type="float" office:value="30.6558581691558">
            <text:p>30.6558581692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table:formula="of:=(2*PI()*[.D13])^2" office:value-type="float" office:value="63165.4681669719">
            <text:p>63165.4681669719</text:p>
          </table:table-cell>
          <table:table-cell office:value-type="float" office:value="9.49">
            <text:p>9.49</text:p>
          </table:table-cell>
          <table:table-cell office:value-type="float" office:value="34">
            <text:p>34</text:p>
          </table:table-cell>
          <table:table-cell office:value-type="float" office:value="0.7">
            <text:p>0.7</text:p>
          </table:table-cell>
          <table:table-cell office:value-type="float" office:value="0.0555">
            <text:p>0.0555</text:p>
          </table:table-cell>
          <table:table-cell table:formula="of:=([.H13]/2)/1000" office:value-type="float" office:value="0.00035">
            <text:p>0.00035</text:p>
          </table:table-cell>
          <table:table-cell table:formula="of:=[.I13]*[.J13]*[.E13]" office:value-type="float" office:value="1.22698921914343">
            <text:p>1.2269892191</text:p>
          </table:table-cell>
          <table:table-cell table:formula="of:=[.G13]/[.F13]" office:value-type="float" office:value="3.5827186512118">
            <text:p>3.5827186512</text:p>
          </table:table-cell>
          <table:table-cell table:formula="of:=(SQRT(2)*[.G13])/[.K13]" office:value-type="float" office:value="39.1880061947509">
            <text:p>39.188006194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table:formula="of:=(2*PI()*[.D14])^2" office:value-type="float" office:value="79943.7956488238">
            <text:p>79943.7956488238</text:p>
          </table:table-cell>
          <table:table-cell office:value-type="float" office:value="9.45">
            <text:p>9.45</text:p>
          </table:table-cell>
          <table:table-cell office:value-type="float" office:value="34">
            <text:p>34</text:p>
          </table:table-cell>
          <table:table-cell office:value-type="float" office:value="0.6">
            <text:p>0.6</text:p>
          </table:table-cell>
          <table:table-cell office:value-type="float" office:value="0.0555">
            <text:p>0.0555</text:p>
          </table:table-cell>
          <table:table-cell table:formula="of:=([.H14]/2)/1000" office:value-type="float" office:value="0.0003">
            <text:p>0.0003</text:p>
          </table:table-cell>
          <table:table-cell table:formula="of:=[.I14]*[.J14]*[.E14]" office:value-type="float" office:value="1.33106419755292">
            <text:p>1.3310641976</text:p>
          </table:table-cell>
          <table:table-cell table:formula="of:=[.G14]/[.F14]" office:value-type="float" office:value="3.5978835978836">
            <text:p>3.5978835979</text:p>
          </table:table-cell>
          <table:table-cell table:formula="of:=(SQRT(2)*[.G14])/[.K14]" office:value-type="float" office:value="36.1239234058609">
            <text:p>36.1239234059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table:formula="of:=(2*PI()*[.D15])^2" office:value-type="float" office:value="98696.0440108936">
            <text:p>98696.0440108936</text:p>
          </table:table-cell>
          <table:table-cell office:value-type="float" office:value="9.25">
            <text:p>9.25</text:p>
          </table:table-cell>
          <table:table-cell office:value-type="float" office:value="33">
            <text:p>33</text:p>
          </table:table-cell>
          <table:table-cell office:value-type="float" office:value="0.5">
            <text:p>0.5</text:p>
          </table:table-cell>
          <table:table-cell office:value-type="float" office:value="0.0555">
            <text:p>0.0555</text:p>
          </table:table-cell>
          <table:table-cell table:formula="of:=([.H15]/2)/1000" office:value-type="float" office:value="0.00025">
            <text:p>0.00025</text:p>
          </table:table-cell>
          <table:table-cell table:formula="of:=[.I15]*[.J15]*[.E15]" office:value-type="float" office:value="1.36940761065115">
            <text:p>1.3694076107</text:p>
          </table:table-cell>
          <table:table-cell table:formula="of:=[.G15]/[.F15]" office:value-type="float" office:value="3.56756756756757">
            <text:p>3.5675675676</text:p>
          </table:table-cell>
          <table:table-cell table:formula="of:=(SQRT(2)*[.G15])/[.K15]" office:value-type="float" office:value="34.0797343284233">
            <text:p>34.0797343284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table:formula="of:=(2*PI()*[.D16])^2" office:value-type="float" office:value="119422.213253181">
            <text:p>119422.213253181</text:p>
          </table:table-cell>
          <table:table-cell office:value-type="float" office:value="9.25">
            <text:p>9.25</text:p>
          </table:table-cell>
          <table:table-cell office:value-type="float" office:value="33">
            <text:p>33</text:p>
          </table:table-cell>
          <table:table-cell office:value-type="float" office:value="0.4">
            <text:p>0.4</text:p>
          </table:table-cell>
          <table:table-cell office:value-type="float" office:value="0.0555">
            <text:p>0.0555</text:p>
          </table:table-cell>
          <table:table-cell table:formula="of:=([.H16]/2)/1000" office:value-type="float" office:value="0.0002">
            <text:p>0.0002</text:p>
          </table:table-cell>
          <table:table-cell table:formula="of:=[.I16]*[.J16]*[.E16]" office:value-type="float" office:value="1.32558656711031">
            <text:p>1.3255865671</text:p>
          </table:table-cell>
          <table:table-cell table:formula="of:=[.G16]/[.F16]" office:value-type="float" office:value="3.56756756756757">
            <text:p>3.5675675676</text:p>
          </table:table-cell>
          <table:table-cell table:formula="of:=(SQRT(2)*[.G16])/[.K16]" office:value-type="float" office:value="35.2063371161398">
            <text:p>35.2063371161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table:formula="of:=(2*PI()*[.D17])^2" office:value-type="float" office:value="142122.303375687">
            <text:p>142122.303375687</text:p>
          </table:table-cell>
          <table:table-cell office:value-type="float" office:value="9.01">
            <text:p>9.01</text:p>
          </table:table-cell>
          <table:table-cell office:value-type="float" office:value="32">
            <text:p>32</text:p>
          </table:table-cell>
          <table:table-cell office:value-type="float" office:value="0.35">
            <text:p>0.35</text:p>
          </table:table-cell>
          <table:table-cell office:value-type="float" office:value="0.0555">
            <text:p>0.0555</text:p>
          </table:table-cell>
          <table:table-cell table:formula="of:=([.H17]/2)/1000" office:value-type="float" office:value="0.000175">
            <text:p>0.000175</text:p>
          </table:table-cell>
          <table:table-cell table:formula="of:=[.I17]*[.J17]*[.E17]" office:value-type="float" office:value="1.38036287153636">
            <text:p>1.3803628715</text:p>
          </table:table-cell>
          <table:table-cell table:formula="of:=[.G17]/[.F17]" office:value-type="float" office:value="3.55160932297447">
            <text:p>3.551609323</text:p>
          </table:table-cell>
          <table:table-cell table:formula="of:=(SQRT(2)*[.G17])/[.K17]" office:value-type="float" office:value="32.7847372086805">
            <text:p>32.7847372087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table:formula="of:=(2*PI()*[.D18])^2" office:value-type="float" office:value="166796.31437841">
            <text:p>166796.31437841</text:p>
          </table:table-cell>
          <table:table-cell office:value-type="float" office:value="8.73">
            <text:p>8.73</text:p>
          </table:table-cell>
          <table:table-cell office:value-type="float" office:value="31">
            <text:p>31</text:p>
          </table:table-cell>
          <table:table-cell office:value-type="float" office:value="0.25">
            <text:p>0.25</text:p>
          </table:table-cell>
          <table:table-cell office:value-type="float" office:value="0.0555">
            <text:p>0.0555</text:p>
          </table:table-cell>
          <table:table-cell table:formula="of:=([.H18]/2)/1000" office:value-type="float" office:value="0.000125">
            <text:p>0.000125</text:p>
          </table:table-cell>
          <table:table-cell table:formula="of:=[.I18]*[.J18]*[.E18]" office:value-type="float" office:value="1.15714943100022">
            <text:p>1.157149431</text:p>
          </table:table-cell>
          <table:table-cell table:formula="of:=[.G18]/[.F18]" office:value-type="float" office:value="3.55097365406644">
            <text:p>3.5509736541</text:p>
          </table:table-cell>
          <table:table-cell table:formula="of:=(SQRT(2)*[.G18])/[.K18]" office:value-type="float" office:value="37.8867406914515">
            <text:p>37.886740691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table:formula="of:=(2*PI()*[.D19])^2" office:value-type="float" office:value="193444.246261351">
            <text:p>193444.246261351</text:p>
          </table:table-cell>
          <table:table-cell office:value-type="float" office:value="8.61">
            <text:p>8.61</text:p>
          </table:table-cell>
          <table:table-cell office:value-type="float" office:value="31">
            <text:p>31</text:p>
          </table:table-cell>
          <table:table-cell office:value-type="float" office:value="0.2">
            <text:p>0.2</text:p>
          </table:table-cell>
          <table:table-cell office:value-type="float" office:value="0.0555">
            <text:p>0.0555</text:p>
          </table:table-cell>
          <table:table-cell table:formula="of:=([.H19]/2)/1000" office:value-type="float" office:value="0.0001">
            <text:p>0.0001</text:p>
          </table:table-cell>
          <table:table-cell table:formula="of:=[.I19]*[.J19]*[.E19]" office:value-type="float" office:value="1.0736155667505">
            <text:p>1.0736155668</text:p>
          </table:table-cell>
          <table:table-cell table:formula="of:=[.G19]/[.F19]" office:value-type="float" office:value="3.60046457607433">
            <text:p>3.6004645761</text:p>
          </table:table-cell>
          <table:table-cell table:formula="of:=(SQRT(2)*[.G19])/[.K19]" office:value-type="float" office:value="40.8345610768833">
            <text:p>40.8345610769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formula="of:=(2*PI()*[.D21])^2" office:value-type="float" office:value="15791.367041743">
            <text:p>15791.367041743</text:p>
          </table:table-cell>
          <table:table-cell office:value-type="float" office:value="6.41">
            <text:p>6.41</text:p>
          </table:table-cell>
          <table:table-cell office:value-type="float" office:value="50">
            <text:p>50</text:p>
          </table:table-cell>
          <table:table-cell office:value-type="float" office:value="2.4">
            <text:p>2.4</text:p>
          </table:table-cell>
          <table:table-cell office:value-type="float" office:value="0.0555">
            <text:p>0.0555</text:p>
          </table:table-cell>
          <table:table-cell table:formula="of:=([.H21]/2)/1000" office:value-type="float" office:value="0.0012">
            <text:p>0.0012</text:p>
          </table:table-cell>
          <table:table-cell table:formula="of:=[.I21]*[.J21]*[.E21]" office:value-type="float" office:value="1.05170504498008">
            <text:p>1.051705045</text:p>
          </table:table-cell>
          <table:table-cell table:formula="of:=[.G21]/[.F21]" office:value-type="float" office:value="7.8003120124805">
            <text:p>7.8003120125</text:p>
          </table:table-cell>
          <table:table-cell table:formula="of:=([.G21])/[.K21]" office:value-type="float" office:value="47.5418466790249">
            <text:p>47.541846679</text:p>
          </table:table-cell>
          <table:table-cell table:number-columns-repeated="101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1/03/2016</text:date>, <text:time>19:56:25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Zlámal</meta:initial-creator>
    <meta:creation-date>2016-03-01T18:44:28</meta:creation-date>
    <dc:date>2016-03-01T19:56:25</dc:date>
    <dc:creator>Martin Zlámal</dc:creator>
    <meta:editing-duration>PT51M21S</meta:editing-duration>
    <meta:editing-cycles>19</meta:editing-cycles>
    <meta:generator>OpenOffice/4.1.1$Unix OpenOffice.org_project/411m6$Build-9775</meta:generator>
    <meta:document-statistic meta:table-count="3" meta:cell-count="130" meta:object-count="0"/>
  </office:meta>
</office:document-meta>
</file>